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90458">
            <text:p>0.190458</text:p>
          </table:table-cell>
          <table:table-cell office:value-type="float" office:value="0.192797">
            <text:p>0.192797</text:p>
          </table:table-cell>
          <table:table-cell office:value-type="float" office:value="0.191383">
            <text:p>0.191383</text:p>
          </table:table-cell>
          <table:table-cell office:value-type="float" office:value="0.192967">
            <text:p>0.192967</text:p>
          </table:table-cell>
          <table:table-cell office:value-type="float" office:value="0.191236">
            <text:p>0.19123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ooc:=AVERAGE([.B2:.K2])" office:value-type="float" office:value="0.1917682">
            <text:p>0.191768</text:p>
          </table:table-cell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93275">
            <text:p>0.193275</text:p>
          </table:table-cell>
          <table:table-cell office:value-type="float" office:value="0.194692">
            <text:p>0.194692</text:p>
          </table:table-cell>
          <table:table-cell office:value-type="float" office:value="0.190725">
            <text:p>0.190725</text:p>
          </table:table-cell>
          <table:table-cell office:value-type="float" office:value="0.189562">
            <text:p>0.189562</text:p>
          </table:table-cell>
          <table:table-cell office:value-type="float" office:value="0.190001">
            <text:p>0.190001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ooc:=AVERAGE([.B3:.K3])" office:value-type="float" office:value="0.191651">
            <text:p>0.191651</text:p>
          </table:table-cell>
          <table:table-cell table:number-columns-repeated="24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4561">
            <text:p>0.064561</text:p>
          </table:table-cell>
          <table:table-cell office:value-type="float" office:value="0.064709">
            <text:p>0.064709</text:p>
          </table:table-cell>
          <table:table-cell office:value-type="float" office:value="0.063917">
            <text:p>0.063917</text:p>
          </table:table-cell>
          <table:table-cell office:value-type="float" office:value="0.065387">
            <text:p>0.065387</text:p>
          </table:table-cell>
          <table:table-cell office:value-type="float" office:value="0.06378">
            <text:p>0.063780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ooc:=AVERAGE([.B4:.K4])" office:value-type="float" office:value="0.0644708">
            <text:p>0.064471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28481">
            <text:p>0.028481</text:p>
          </table:table-cell>
          <table:table-cell office:value-type="float" office:value="0.028562">
            <text:p>0.028562</text:p>
          </table:table-cell>
          <table:table-cell office:value-type="float" office:value="0.028615">
            <text:p>0.028615</text:p>
          </table:table-cell>
          <table:table-cell office:value-type="float" office:value="0.028417">
            <text:p>0.028417</text:p>
          </table:table-cell>
          <table:table-cell office:value-type="float" office:value="0.028183">
            <text:p>0.028183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ooc:=AVERAGE([.B5:.K5])" office:value-type="float" office:value="0.0284516">
            <text:p>0.028452</text:p>
          </table:table-cell>
          <table:table-cell table:number-columns-repeated="24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9045">
            <text:p>0.019045</text:p>
          </table:table-cell>
          <table:table-cell office:value-type="float" office:value="0.01911">
            <text:p>0.019110</text:p>
          </table:table-cell>
          <table:table-cell office:value-type="float" office:value="0.01904">
            <text:p>0.019040</text:p>
          </table:table-cell>
          <table:table-cell office:value-type="float" office:value="0.019049">
            <text:p>0.019049</text:p>
          </table:table-cell>
          <table:table-cell office:value-type="float" office:value="0.018768">
            <text:p>0.018768</text:p>
          </table:table-cell>
          <table:table-cell table:number-columns-repeated="5"/>
          <table:table-cell office:value-type="float" office:value="12">
            <text:p>12</text:p>
          </table:table-cell>
          <table:table-cell table:formula="oooc:=AVERAGE([.B6:.K6])" office:value-type="float" office:value="0.0190024">
            <text:p>0.019002</text:p>
          </table:table-cell>
          <table:table-cell table:number-columns-repeated="24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5077">
            <text:p>0.015077</text:p>
          </table:table-cell>
          <table:table-cell office:value-type="float" office:value="0.015105">
            <text:p>0.015105</text:p>
          </table:table-cell>
          <table:table-cell office:value-type="float" office:value="0.015018">
            <text:p>0.015018</text:p>
          </table:table-cell>
          <table:table-cell office:value-type="float" office:value="0.014879">
            <text:p>0.014879</text:p>
          </table:table-cell>
          <table:table-cell office:value-type="float" office:value="0.014861">
            <text:p>0.014861</text:p>
          </table:table-cell>
          <table:table-cell table:number-columns-repeated="5"/>
          <table:table-cell office:value-type="float" office:value="16">
            <text:p>16</text:p>
          </table:table-cell>
          <table:table-cell table:formula="oooc:=AVERAGE([.B7:.K7])" office:value-type="float" office:value="0.014988">
            <text:p>0.014988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kl</text:p>
          </table:table-cell>
          <table:table-cell office:value-type="float" office:value="0.327833">
            <text:p>0.327833</text:p>
          </table:table-cell>
          <table:table-cell office:value-type="float" office:value="0.3244">
            <text:p>0.324400</text:p>
          </table:table-cell>
          <table:table-cell office:value-type="float" office:value="0.328702">
            <text:p>0.328702</text:p>
          </table:table-cell>
          <table:table-cell office:value-type="float" office:value="0.281119">
            <text:p>0.281119</text:p>
          </table:table-cell>
          <table:table-cell office:value-type="float" office:value="0.293185">
            <text:p>0.293185</text:p>
          </table:table-cell>
          <table:table-cell office:value-type="float" office:value="0.336629">
            <text:p>0.336629</text:p>
          </table:table-cell>
          <table:table-cell table:number-columns-repeated="5"/>
          <table:table-cell table:style-name="ce3" table:formula="oooc:=AVERAGE([.B9:.K9])" office:value-type="float" office:value="0.315311333333333">
            <text:p>0.315311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>
            <draw:frame table:end-cell-address="Sheet1.L45" table:end-x="0.5654in" table:end-y="0.0646in" draw:z-index="0" draw:style-name="gr1" svg:width="6.6362in" svg:height="5.8657in" svg:x="0.1524in" svg:y="0.0091in">
              <draw:object draw:notify-on-update-of-ranges="Sheet1.L2:Sheet1.L7 Sheet1.M2:Sheet1.M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/>
          <table:table-cell table:number-columns-repeated="243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v/filer4b/v20q001/spalmer/spring2010-380p/HW4/runtimes.ods'#Sheet1" table:style-name="ta2" table:print="false">
        <table:table-source xlink:href="../runtimes.ods" table:table-name="Sheet1" table:filter-name="calc8" table:mode="copy-results-only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2172">
            <text:p>0.232172</text:p>
          </table:table-cell>
          <table:table-cell office:value-type="float" office:value="0.232251">
            <text:p>0.232251</text:p>
          </table:table-cell>
          <table:table-cell office:value-type="float" office:value="0.231438">
            <text:p>0.231438</text:p>
          </table:table-cell>
          <table:table-cell office:value-type="float" office:value="0.231821">
            <text:p>0.231821</text:p>
          </table:table-cell>
          <table:table-cell office:value-type="float" office:value="0.231164">
            <text:p>0.23116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2317692">
            <text:p>0.231769</text:p>
          </table:table-cell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7229">
            <text:p>0.117229</text:p>
          </table:table-cell>
          <table:table-cell office:value-type="float" office:value="0.231438">
            <text:p>0.231438</text:p>
          </table:table-cell>
          <table:table-cell office:value-type="float" office:value="0.117723">
            <text:p>0.117723</text:p>
          </table:table-cell>
          <table:table-cell office:value-type="float" office:value="0.121862">
            <text:p>0.121862</text:p>
          </table:table-cell>
          <table:table-cell office:value-type="float" office:value="0.117593">
            <text:p>0.11759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0.141169">
            <text:p>0.141169</text:p>
          </table:table-cell>
          <table:table-cell table:number-columns-repeated="24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3959">
            <text:p>0.073959</text:p>
          </table:table-cell>
          <table:table-cell office:value-type="float" office:value="0.090026">
            <text:p>0.090026</text:p>
          </table:table-cell>
          <table:table-cell office:value-type="float" office:value="0.07421">
            <text:p>0.074210</text:p>
          </table:table-cell>
          <table:table-cell office:value-type="float" office:value="0.089887">
            <text:p>0.089887</text:p>
          </table:table-cell>
          <table:table-cell office:value-type="float" office:value="0.090026">
            <text:p>0.090026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0.0836216">
            <text:p>0.083622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5113">
            <text:p>0.075113</text:p>
          </table:table-cell>
          <table:table-cell office:value-type="float" office:value="0.064829">
            <text:p>0.064829</text:p>
          </table:table-cell>
          <table:table-cell office:value-type="float" office:value="0.074056">
            <text:p>0.074056</text:p>
          </table:table-cell>
          <table:table-cell office:value-type="float" office:value="0.075447">
            <text:p>0.075447</text:p>
          </table:table-cell>
          <table:table-cell office:value-type="float" office:value="0.07896">
            <text:p>0.078960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0.073681">
            <text:p>0.073681</text:p>
          </table:table-cell>
          <table:table-cell table:number-columns-repeated="24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55333">
            <text:p>0.055333</text:p>
          </table:table-cell>
          <table:table-cell office:value-type="float" office:value="0.083433">
            <text:p>0.083433</text:p>
          </table:table-cell>
          <table:table-cell office:value-type="float" office:value="0.061471">
            <text:p>0.061471</text:p>
          </table:table-cell>
          <table:table-cell office:value-type="float" office:value="0.075499">
            <text:p>0.075499</text:p>
          </table:table-cell>
          <table:table-cell office:value-type="float" office:value="0.073322">
            <text:p>0.073322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0.0698116">
            <text:p>0.069812</text:p>
          </table:table-cell>
          <table:table-cell table:number-columns-repeated="24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69128">
            <text:p>0.069128</text:p>
          </table:table-cell>
          <table:table-cell office:value-type="float" office:value="0.063756">
            <text:p>0.063756</text:p>
          </table:table-cell>
          <table:table-cell office:value-type="float" office:value="0.063877">
            <text:p>0.063877</text:p>
          </table:table-cell>
          <table:table-cell office:value-type="float" office:value="0.064298">
            <text:p>0.064298</text:p>
          </table:table-cell>
          <table:table-cell office:value-type="float" office:value="0.063207">
            <text:p>0.063207</text:p>
          </table:table-cell>
          <table:table-cell table:number-columns-repeated="5"/>
          <table:table-cell office:value-type="float" office:value="16">
            <text:p>16</text:p>
          </table:table-cell>
          <table:table-cell office:value-type="float" office:value="0.0648532">
            <text:p>0.064853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kl</text:p>
          </table:table-cell>
          <table:table-cell office:value-type="float" office:value="0.327833">
            <text:p>0.327833</text:p>
          </table:table-cell>
          <table:table-cell office:value-type="float" office:value="0.3244">
            <text:p>0.324400</text:p>
          </table:table-cell>
          <table:table-cell office:value-type="float" office:value="0.328702">
            <text:p>0.328702</text:p>
          </table:table-cell>
          <table:table-cell office:value-type="float" office:value="0.281119">
            <text:p>0.281119</text:p>
          </table:table-cell>
          <table:table-cell office:value-type="float" office:value="0.293185">
            <text:p>0.293185</text:p>
          </table:table-cell>
          <table:table-cell office:value-type="float" office:value="0.336629">
            <text:p>0.336629</text:p>
          </table:table-cell>
          <table:table-cell table:number-columns-repeated="5"/>
          <table:table-cell table:style-name="ce3" office:value-type="float" office:value="0.315311333333333">
            <text:p>0.315311</text:p>
          </table:table-cell>
          <table:table-cell table:number-columns-repeated="24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/>
          <table:table-cell table:number-columns-repeated="243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03/02/2010</text:date>, <text:time>02:1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3-02T02:19:10</dc:date>
    <meta:editing-cycles>33</meta:editing-cycles>
    <meta:editing-duration>PT7H28M35S</meta:editing-duration>
    <meta:user-defined meta:name="Info 1"/>
    <meta:user-defined meta:name="Info 2"/>
    <meta:user-defined meta:name="Info 3"/>
    <meta:user-defined meta:name="Info 4"/>
    <meta:document-statistic meta:table-count="4" meta:cell-count="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17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751129150391pt" style:font-size-asian="12.9751129150391pt" style:font-size-complex="12.9751129150391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8277091979981pt" style:font-size-asian="8.98277091979981pt" style:font-size-complex="8.98277091979981pt"/>
    </style:style>
    <style:style style:name="ch6" style:family="chart" style:data-style-name="N117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8277091979981pt" style:font-size-asian="8.98277091979981pt" style:font-size-complex="8.98277091979981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857cm" svg:height="14.9cm" chart:class="chart:bar" chart:style-name="ch1">
        <chart:title svg:x="4.912cm" svg:y="0.298cm" chart:style-name="ch2">
          <text:p>10000x10000 matrix (70% sparsity)</text:p>
        </chart:title>
        <chart:plot-area chart:style-name="ch3" table:cell-range-address="Sheet1.L2:Sheet1.M7" chart:data-source-has-labels="column" svg:x="0.47cm" svg:y="1.106cm" svg:width="16.046cm" svg:height="13.399cm">
          <chart:axis chart:dimension="x" chart:name="primary-x" chart:style-name="ch4">
            <chart:title svg:x="8.188cm" svg:y="14.226cm" chart:style-name="ch5">
              <text:p>Processes</text:p>
            </chart:title>
            <chart:categories table:cell-range-address="Sheet1.L2:Sheet1.L7"/>
          </chart:axis>
          <chart:axis chart:dimension="y" chart:name="primary-y" chart:style-name="ch6">
            <chart:title svg:x="0.34cm" svg:y="7.877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M2:Sheet1.M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7682">
                <text:p>0.19176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1651">
                <text:p>0.191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44708">
                <text:p>0.0644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4516">
                <text:p>0.0284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0024">
                <text:p>0.0190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988">
                <text:p>0.014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